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19cm" svg:height="2.6cm" svg:x="9.7cm" svg:y="17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3.8cm" svg:height="0.9cm" svg:x="21cm" svg:y="17.4cm">
              <text:p text:style-name="P2"><text:span text:style-name="T1">04 DEC 2012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3.9cm" svg:height="0.9cm" svg:x="24.8cm" svg:y="17.4cm">
              <text:p text:style-name="P2"><text:span text:style-name="T1">Ver 0.1B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1.3cm" svg:height="2.6cm" svg:x="9.7cm" svg:y="17.4cm">
              <text:p text:style-name="P2"><text:span text:style-name="T1">OSD / FPV WIRING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7cm" svg:height="0.85cm" svg:x="21cm" svg:y="18.3cm">
              <text:p text:style-name="P2"><text:span text:style-name="T1">xfrog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7cm" svg:height="0.849cm" svg:x="20.999cm" svg:y="19.15cm">
              <text:p text:style-name="P1"><text:span text:style-name="T1">GeigerCopter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anium </meta:initial-creator>
    <meta:creation-date>2012-12-04T16:57:22</meta:creation-date>
    <dc:date>2012-12-04T17:16:53</dc:date>
    <dc:creator>uranium </dc:creator>
    <meta:editing-duration>PT37S</meta:editing-duration>
    <meta:editing-cycles>2</meta:editing-cycles>
    <meta:generator>LibreOffice/3.5$Linux_x86 LibreOffice_project/350m1$Build-2</meta:generator>
    <meta:document-statistic meta:object-count="9"/>
  </office:meta>
</office:document-meta>
</file>